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6450" officeooo:paragraph-rsid="000b6450"/>
    </style:style>
    <style:style style:name="P2" style:family="paragraph" style:parent-style-name="Standard">
      <style:text-properties officeooo:rsid="000c6566" officeooo:paragraph-rsid="000c6566"/>
    </style:style>
    <style:style style:name="P3" style:family="paragraph" style:parent-style-name="Standard">
      <style:text-properties officeooo:rsid="000cccab" officeooo:paragraph-rsid="000cccab"/>
    </style:style>
    <style:style style:name="P4" style:family="paragraph" style:parent-style-name="Standard">
      <style:text-properties officeooo:rsid="000da2b8" officeooo:paragraph-rsid="000da2b8"/>
    </style:style>
    <style:style style:name="P5" style:family="paragraph" style:parent-style-name="Standard">
      <style:text-properties officeooo:rsid="000e917f" officeooo:paragraph-rsid="000e917f"/>
    </style:style>
    <style:style style:name="P6" style:family="paragraph" style:parent-style-name="Standard">
      <style:text-properties officeooo:rsid="00103d56" officeooo:paragraph-rsid="00103d56"/>
    </style:style>
    <style:style style:name="T1" style:family="text">
      <style:text-properties officeooo:rsid="00103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garder si le ARIMA model peut être bien </text:p>
      <text:p text:style-name="P1"/>
      <text:p text:style-name="P1">Données simples : utiliser ARIMA/ SARIMA</text:p>
      <text:p text:style-name="P1"/>
      <text:p text:style-name="P1"/>
      <text:p text:style-name="P1">Slide 4 : évolution des vols en avion </text:p>
      <text:p text:style-name="P1"/>
      <text:p text:style-name="P1">Sur du court terme : ARIMA est mieux mais c’est juste pour des données unidimensionnelles </text:p>
      <text:p text:style-name="P1">Données simples : ne pas faire de réseaux de neurones</text:p>
      <text:p text:style-name="P1"/>
      <text:p text:style-name="P1"/>
      <text:p text:style-name="P1">Utiliser des réseaux récurrents si on a une suite logique à respecter dans nos données </text:p>
      <text:p text:style-name="P1"/>
      <text:p text:style-name="P2">Faut faire persister l’info à l’intérieur des réseaux → recourir à des boucles</text:p>
      <text:p text:style-name="P2"/>
      <text:p text:style-name="P2"/>
      <text:p text:style-name="P3">Réseaux récurrents bidirectionnels </text:p>
      <text:p text:style-name="P3"/>
      <text:p text:style-name="P4">Avoir des gradients qui n’explosent pas : </text:p>
      <text:p text:style-name="P4">- régulariser les gradients</text:p>
      <text:p text:style-name="P4"/>
      <text:p text:style-name="P4"/>
      <text:p text:style-name="P5">LSTM : </text:p>
      <text:p text:style-name="P5">plusieurs portes (au lieu d’une couche dense)</text:p>
      <text:p text:style-name="P5">- état caché : mémoire à court terme</text:p>
      <text:p text:style-name="P5">- mémoire long terme</text:p>
      <text:p text:style-name="P5">mieux gérer les dépendances à long terme </text:p>
      <text:p text:style-name="P5"/>
      <text:p text:style-name="P5">- 1 porte de l’oubli : détecter à partir du cell state quelle est la part d’info qu’on doit conserver du passé ou pas</text:p>
      <text:p text:style-name="P5">- 2 porte de l’input : quelle est la proportion de cette entrée qu’on a envie de conserver</text:p>
      <text:p text:style-name="P5">- 3 porte output : à partir état mémoire loing temre qu’est ce qui est important à</text:p>
      <text:p text:style-name="P2"/>
      <text:p text:style-name="P5">1)</text:p>
      <text:p text:style-name="P5">f_t proportion que je peux oublier : 0 oublier 1 garder (c un filtre)</text:p>
      <text:p text:style-name="P5">2) i_t filtre : à quel point je vais enregistrer en mémoire</text:p>
      <text:p text:style-name="P5">3) filtre : proportion à partir de ma mémoire long terme (portion de la mémoire long terme)</text:p>
      <text:p text:style-name="P5"/>
      <text:p text:style-name="P5"/>
      <text:p text:style-name="P6">Neural turing machine : </text:p>
      <text:p text:style-name="P6">lstm avec mémoire : à chaque fois que je passe dans mon rnn je peux écrire dans un espace de stockage de mémoire ou la lire <text:s/>→ meilleure gestion de la mémoire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4:07:32.422157440</meta:creation-date>
    <dc:date>2024-09-18T17:56:31.568943863</dc:date>
    <meta:editing-duration>PT2H37M57S</meta:editing-duration>
    <meta:editing-cycles>1</meta:editing-cycles>
    <meta:document-statistic meta:table-count="0" meta:image-count="0" meta:object-count="0" meta:page-count="1" meta:paragraph-count="24" meta:word-count="256" meta:character-count="1373" meta:non-whitespace-character-count="1131"/>
    <meta:generator>LibreOffice/7.3.7.2$Linux_X86_64 LibreOffice_project/30$Build-2</meta:generator>
  </office:meta>
</office:document-meta>
</file>